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31e3" officeooo:paragraph-rsid="000431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03797801532429908" text:style-name="L1">
        <text:list-item>
          <text:p text:style-name="P1">Estudar como implementar um sistema ongrid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9:33:23.248707028</meta:creation-date>
    <dc:date>2018-10-02T21:00:29.335645621</dc:date>
    <meta:editing-duration>PT1H27M6S</meta:editing-duration>
    <meta:editing-cycles>1</meta:editing-cycles>
    <meta:document-statistic meta:table-count="0" meta:image-count="0" meta:object-count="0" meta:page-count="1" meta:paragraph-count="2" meta:word-count="8" meta:character-count="44" meta:non-whitespace-character-count="39"/>
    <meta:generator>LibreOffice/5.2.7.2$Linux_X86_64 LibreOffice_project/20m0$Build-2</meta:generator>
  </office:meta>
</office:document-meta>
</file>